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1.6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in down</text:p>
          </table:table-cell>
          <table:table-cell office:value-type="string">
            <text:p>n/a</text:p>
          </table:table-cell>
          <table:table-cell office:value-type="float" office:value="0.001">
            <text:p>0</text:p>
          </table:table-cell>
          <table:table-cell office:value-type="string">
            <text:p>GET_DESCRIPTOR_FROM_DEVIC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 up</text:p>
          </table:table-cell>
          <table:table-cell office:value-type="string">
            <text:p>n/a</text:p>
          </table:table-cell>
          <table:table-cell office:value-type="float" office:value="0.006">
            <text:p>0.01</text:p>
          </table:table-cell>
          <table:table-cell office:value-type="string">
            <text:p>CONTROL_TRANSFER</text:p>
          </table:table-cell>
          <table:table-cell office:value-type="string">
            <text:p>12 01 00 02 00 00 00 08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down</text:p>
          </table:table-cell>
          <table:table-cell office:value-type="string">
            <text:p>n/a</text:p>
          </table:table-cell>
          <table:table-cell office:value-type="float" office:value="0.006">
            <text:p>0.01</text:p>
          </table:table-cell>
          <table:table-cell office:value-type="string">
            <text:p>GET_DESCRIPTOR_FROM_DEVIC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up</text:p>
          </table:table-cell>
          <table:table-cell office:value-type="string">
            <text:p>n/a</text:p>
          </table:table-cell>
          <table:table-cell office:value-type="float" office:value="0.011">
            <text:p>0.01</text:p>
          </table:table-cell>
          <table:table-cell office:value-type="string">
            <text:p>CONTROL_TRANSFER</text:p>
          </table:table-cell>
          <table:table-cell office:value-type="string">
            <text:p>09 02 22 00 01 01 00 8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 down</text:p>
          </table:table-cell>
          <table:table-cell office:value-type="string">
            <text:p>n/a</text:p>
          </table:table-cell>
          <table:table-cell office:value-type="float" office:value="0.011">
            <text:p>0.01</text:p>
          </table:table-cell>
          <table:table-cell office:value-type="string">
            <text:p>GET_DESCRIPTOR_FROM_DEVIC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 up</text:p>
          </table:table-cell>
          <table:table-cell office:value-type="string">
            <text:p>n/a</text:p>
          </table:table-cell>
          <table:table-cell office:value-type="float" office:value="0.02">
            <text:p>0.02</text:p>
          </table:table-cell>
          <table:table-cell office:value-type="string">
            <text:p>CONTROL_TRANSFER</text:p>
          </table:table-cell>
          <table:table-cell office:value-type="string">
            <text:p>09 02 22 00 01 01 00 8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02">
            <text:p>0.02</text:p>
          </table:table-cell>
          <table:table-cell office:value-type="string">
            <text:p>SELECT_CONFIGURATION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0.04">
            <text:p>0.04</text:p>
          </table:table-cell>
          <table:table-cell office:value-type="string">
            <text:p>SELECT_CONFIGURATION</text:p>
          </table:table-cell>
          <table:table-cell/>
          <table:table-cell office:value-type="string">
            <text:p>0x0000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0.04">
            <text:p>0.04</text:p>
          </table:table-cell>
          <table:table-cell office:value-type="string">
            <text:p>CLASS_INTERFACE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0.042">
            <text:p>0.04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 down</text:p>
          </table:table-cell>
          <table:table-cell office:value-type="string">
            <text:p>n/a</text:p>
          </table:table-cell>
          <table:table-cell office:value-type="float" office:value="0.042">
            <text:p>0.04</text:p>
          </table:table-cell>
          <table:table-cell office:value-type="string">
            <text:p>GET_DESCRIPTOR_FROM_INTERFACE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 up</text:p>
          </table:table-cell>
          <table:table-cell office:value-type="string">
            <text:p>n/a</text:p>
          </table:table-cell>
          <table:table-cell office:value-type="float" office:value="0.051">
            <text:p>0.05</text:p>
          </table:table-cell>
          <table:table-cell office:value-type="string">
            <text:p>CONTROL_TRANSFER</text:p>
          </table:table-cell>
          <table:table-cell office:value-type="string">
            <text:p>06 00 ff 09 01 a1 01 09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054">
            <text:p>0.05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054">
            <text:p>0.05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0.057">
            <text:p>0.06</text:p>
          </table:table-cell>
          <table:table-cell office:value-type="string">
            <text:p>BULK_OR_INTERRUPT_TRANSFER</text:p>
          </table:table-cell>
          <table:table-cell office:value-type="string">
            <text:p>fa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057">
            <text:p>0.06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0.065">
            <text:p>0.07</text:p>
          </table:table-cell>
          <table:table-cell office:value-type="string">
            <text:p>BULK_OR_INTERRUPT_TRANSFER</text:p>
          </table:table-cell>
          <table:table-cell office:value-type="string">
            <text:p>fb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065">
            <text:p>0.07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0.072">
            <text:p>0.07</text:p>
          </table:table-cell>
          <table:table-cell office:value-type="string">
            <text:p>BULK_OR_INTERRUPT_TRANSFER</text:p>
          </table:table-cell>
          <table:table-cell office:value-type="string">
            <text:p>07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072">
            <text:p>0.07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0.08">
            <text:p>0.08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08">
            <text:p>0.08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0.088">
            <text:p>0.09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088">
            <text:p>0.09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0.097">
            <text:p>0.1</text:p>
          </table:table-cell>
          <table:table-cell office:value-type="string">
            <text:p>BULK_OR_INTERRUPT_TRANSFER</text:p>
          </table:table-cell>
          <table:table-cell office:value-type="string">
            <text:p>03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097">
            <text:p>0.1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0.105">
            <text:p>0.11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105">
            <text:p>0.11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0.112">
            <text:p>0.11</text:p>
          </table:table-cell>
          <table:table-cell office:value-type="string">
            <text:p>BULK_OR_INTERRUPT_TRANSFER</text:p>
          </table:table-cell>
          <table:table-cell office:value-type="string">
            <text:p>00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112">
            <text:p>0.11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0.12">
            <text:p>0.12</text:p>
          </table:table-cell>
          <table:table-cell office:value-type="string">
            <text:p>BULK_OR_INTERRUPT_TRANSFER</text:p>
          </table:table-cell>
          <table:table-cell office:value-type="string">
            <text:p>80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12">
            <text:p>0.1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0.128">
            <text:p>0.13</text:p>
          </table:table-cell>
          <table:table-cell office:value-type="string">
            <text:p>BULK_OR_INTERRUPT_TRANSFER</text:p>
          </table:table-cell>
          <table:table-cell office:value-type="string">
            <text:p>8d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0.128">
            <text:p>0.13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4.368">
            <text:p>4.37</text:p>
          </table:table-cell>
          <table:table-cell office:value-type="string">
            <text:p>BULK_OR_INTERRUPT_TRANSFER</text:p>
          </table:table-cell>
          <table:table-cell office:value-type="string">
            <text:p>fa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4.368">
            <text:p>4.37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4.376">
            <text:p>4.38</text:p>
          </table:table-cell>
          <table:table-cell office:value-type="string">
            <text:p>BULK_OR_INTERRUPT_TRANSFER</text:p>
          </table:table-cell>
          <table:table-cell office:value-type="string">
            <text:p>fb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4.376">
            <text:p>4.38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4.384">
            <text:p>4.38</text:p>
          </table:table-cell>
          <table:table-cell office:value-type="string">
            <text:p>BULK_OR_INTERRUPT_TRANSFER</text:p>
          </table:table-cell>
          <table:table-cell office:value-type="string">
            <text:p>07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4.384">
            <text:p>4.38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4.393">
            <text:p>4.39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4.393">
            <text:p>4.39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4.401">
            <text:p>4.4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4.401">
            <text:p>4.4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4.408">
            <text:p>4.41</text:p>
          </table:table-cell>
          <table:table-cell office:value-type="string">
            <text:p>BULK_OR_INTERRUPT_TRANSFER</text:p>
          </table:table-cell>
          <table:table-cell office:value-type="string">
            <text:p>03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4.408">
            <text:p>4.41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4.416">
            <text:p>4.42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4.416">
            <text:p>4.4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4.424">
            <text:p>4.42</text:p>
          </table:table-cell>
          <table:table-cell office:value-type="string">
            <text:p>BULK_OR_INTERRUPT_TRANSFER</text:p>
          </table:table-cell>
          <table:table-cell office:value-type="string">
            <text:p>00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4.424">
            <text:p>4.4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4.433">
            <text:p>4.43</text:p>
          </table:table-cell>
          <table:table-cell office:value-type="string">
            <text:p>BULK_OR_INTERRUPT_TRANSFER</text:p>
          </table:table-cell>
          <table:table-cell office:value-type="string">
            <text:p>80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4.433">
            <text:p>4.43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4.441">
            <text:p>4.44</text:p>
          </table:table-cell>
          <table:table-cell office:value-type="string">
            <text:p>BULK_OR_INTERRUPT_TRANSFER</text:p>
          </table:table-cell>
          <table:table-cell office:value-type="string">
            <text:p>8d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4.441">
            <text:p>4.44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7.384">
            <text:p>7.38</text:p>
          </table:table-cell>
          <table:table-cell office:value-type="string">
            <text:p>BULK_OR_INTERRUPT_TRANSFER</text:p>
          </table:table-cell>
          <table:table-cell office:value-type="string">
            <text:p>fa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7.385">
            <text:p>7.39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7.393">
            <text:p>7.39</text:p>
          </table:table-cell>
          <table:table-cell office:value-type="string">
            <text:p>BULK_OR_INTERRUPT_TRANSFER</text:p>
          </table:table-cell>
          <table:table-cell office:value-type="string">
            <text:p>fb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7.393">
            <text:p>7.39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7.401">
            <text:p>7.4</text:p>
          </table:table-cell>
          <table:table-cell office:value-type="string">
            <text:p>BULK_OR_INTERRUPT_TRANSFER</text:p>
          </table:table-cell>
          <table:table-cell office:value-type="string">
            <text:p>07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7.401">
            <text:p>7.4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7.408">
            <text:p>7.41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7.408">
            <text:p>7.41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7.416">
            <text:p>7.42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7.416">
            <text:p>7.4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7.424">
            <text:p>7.42</text:p>
          </table:table-cell>
          <table:table-cell office:value-type="string">
            <text:p>BULK_OR_INTERRUPT_TRANSFER</text:p>
          </table:table-cell>
          <table:table-cell office:value-type="string">
            <text:p>03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7.424">
            <text:p>7.4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7.433">
            <text:p>7.43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7.433">
            <text:p>7.43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7.441">
            <text:p>7.44</text:p>
          </table:table-cell>
          <table:table-cell office:value-type="string">
            <text:p>BULK_OR_INTERRUPT_TRANSFER</text:p>
          </table:table-cell>
          <table:table-cell office:value-type="string">
            <text:p>00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7.441">
            <text:p>7.44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7.448">
            <text:p>7.45</text:p>
          </table:table-cell>
          <table:table-cell office:value-type="string">
            <text:p>BULK_OR_INTERRUPT_TRANSFER</text:p>
          </table:table-cell>
          <table:table-cell office:value-type="string">
            <text:p>80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7.448">
            <text:p>7.45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7.456">
            <text:p>7.46</text:p>
          </table:table-cell>
          <table:table-cell office:value-type="string">
            <text:p>BULK_OR_INTERRUPT_TRANSFER</text:p>
          </table:table-cell>
          <table:table-cell office:value-type="string">
            <text:p>8d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7.456">
            <text:p>7.46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4">
            <text:p>7.54</text:p>
          </table:table-cell>
          <table:table-cell office:value-type="string">
            <text:p>CLASS_INTERFACE</text:p>
          </table:table-cell>
          <table:table-cell office:value-type="string">
            <text:p>00 fa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43">
            <text:p>7.54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43">
            <text:p>7.54</text:p>
          </table:table-cell>
          <table:table-cell office:value-type="string">
            <text:p>CLASS_INTERFACE</text:p>
          </table:table-cell>
          <table:table-cell office:value-type="string">
            <text:p>01 fb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47">
            <text:p>7.55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47">
            <text:p>7.55</text:p>
          </table:table-cell>
          <table:table-cell office:value-type="string">
            <text:p>CLASS_INTERFACE</text:p>
          </table:table-cell>
          <table:table-cell office:value-type="string">
            <text:p>02 1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51">
            <text:p>7.55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52">
            <text:p>7.55</text:p>
          </table:table-cell>
          <table:table-cell office:value-type="string">
            <text:p>CLASS_INTERFACE</text:p>
          </table:table-cell>
          <table:table-cell office:value-type="string">
            <text:p>03 0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56">
            <text:p>7.56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56">
            <text:p>7.56</text:p>
          </table:table-cell>
          <table:table-cell office:value-type="string">
            <text:p>CLASS_INTERFACE</text:p>
          </table:table-cell>
          <table:table-cell office:value-type="string">
            <text:p>04 0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6">
            <text:p>7.56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6">
            <text:p>7.56</text:p>
          </table:table-cell>
          <table:table-cell office:value-type="string">
            <text:p>CLASS_INTERFACE</text:p>
          </table:table-cell>
          <table:table-cell office:value-type="string">
            <text:p>05 0d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64">
            <text:p>7.56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64">
            <text:p>7.56</text:p>
          </table:table-cell>
          <table:table-cell office:value-type="string">
            <text:p>CLASS_INTERFACE</text:p>
          </table:table-cell>
          <table:table-cell office:value-type="string">
            <text:p>06 0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68">
            <text:p>7.57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68">
            <text:p>7.57</text:p>
          </table:table-cell>
          <table:table-cell office:value-type="string">
            <text:p>CLASS_INTERFACE</text:p>
          </table:table-cell>
          <table:table-cell office:value-type="string">
            <text:p>07 0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71">
            <text:p>7.57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71">
            <text:p>7.57</text:p>
          </table:table-cell>
          <table:table-cell office:value-type="string">
            <text:p>CLASS_INTERFACE</text:p>
          </table:table-cell>
          <table:table-cell office:value-type="string">
            <text:p>08 8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75">
            <text:p>7.58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75">
            <text:p>7.58</text:p>
          </table:table-cell>
          <table:table-cell office:value-type="string">
            <text:p>CLASS_INTERFACE</text:p>
          </table:table-cell>
          <table:table-cell office:value-type="string">
            <text:p>09 0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79">
            <text:p>7.58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79">
            <text:p>7.58</text:p>
          </table:table-cell>
          <table:table-cell office:value-type="string">
            <text:p>CLASS_INTERFACE</text:p>
          </table:table-cell>
          <table:table-cell office:value-type="string">
            <text:p>0a 8d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83">
            <text:p>7.58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83">
            <text:p>7.58</text:p>
          </table:table-cell>
          <table:table-cell office:value-type="string">
            <text:p>CLASS_INTERFACE</text:p>
          </table:table-cell>
          <table:table-cell office:value-type="string">
            <text:p>0b 2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87">
            <text:p>7.59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87">
            <text:p>7.59</text:p>
          </table:table-cell>
          <table:table-cell office:value-type="string">
            <text:p>CLASS_INTERFACE</text:p>
          </table:table-cell>
          <table:table-cell office:value-type="string">
            <text:p>0c 6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91">
            <text:p>7.59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91">
            <text:p>7.59</text:p>
          </table:table-cell>
          <table:table-cell office:value-type="string">
            <text:p>CLASS_INTERFACE</text:p>
          </table:table-cell>
          <table:table-cell office:value-type="string">
            <text:p>0d 0b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596">
            <text:p>7.6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596">
            <text:p>7.6</text:p>
          </table:table-cell>
          <table:table-cell office:value-type="string">
            <text:p>CLASS_INTERFACE</text:p>
          </table:table-cell>
          <table:table-cell table:style-name="ce1" office:value-type="float" office:value="0">
            <text:p>0.00E+00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6">
            <text:p>7.6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6">
            <text:p>7.6</text:p>
          </table:table-cell>
          <table:table-cell office:value-type="string">
            <text:p>CLASS_INTERFACE</text:p>
          </table:table-cell>
          <table:table-cell office:value-type="string">
            <text:p>0f 6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604">
            <text:p>7.6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604">
            <text:p>7.6</text:p>
          </table:table-cell>
          <table:table-cell office:value-type="string">
            <text:p>CLASS_INTERFACE</text:p>
          </table:table-cell>
          <table:table-cell office:value-type="string">
            <text:p>10 6c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608">
            <text:p>7.61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608">
            <text:p>7.61</text:p>
          </table:table-cell>
          <table:table-cell office:value-type="string">
            <text:p>CLASS_INTERFACE</text:p>
          </table:table-cell>
          <table:table-cell office:value-type="string">
            <text:p>11 6c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612">
            <text:p>7.61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612">
            <text:p>7.61</text:p>
          </table:table-cell>
          <table:table-cell office:value-type="string">
            <text:p>CLASS_INTERFACE</text:p>
          </table:table-cell>
          <table:table-cell office:value-type="string">
            <text:p>12 0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615">
            <text:p>7.62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7.615">
            <text:p>7.62</text:p>
          </table:table-cell>
          <table:table-cell office:value-type="string">
            <text:p>CLASS_INTERFACE</text:p>
          </table:table-cell>
          <table:table-cell office:value-type="string">
            <text:p>13 6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7.619">
            <text:p>7.62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7.649">
            <text:p>7.65</text:p>
          </table:table-cell>
          <table:table-cell office:value-type="string">
            <text:p>BULK_OR_INTERRUPT_TRANSFER</text:p>
          </table:table-cell>
          <table:table-cell office:value-type="string">
            <text:p>00 01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7.649">
            <text:p>7.65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569">
            <text:p>17.57</text:p>
          </table:table-cell>
          <table:table-cell office:value-type="string">
            <text:p>BULK_OR_INTERRUPT_TRANSFER</text:p>
          </table:table-cell>
          <table:table-cell office:value-type="string">
            <text:p>fa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569">
            <text:p>17.57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576">
            <text:p>17.58</text:p>
          </table:table-cell>
          <table:table-cell office:value-type="string">
            <text:p>BULK_OR_INTERRUPT_TRANSFER</text:p>
          </table:table-cell>
          <table:table-cell office:value-type="string">
            <text:p>fb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576">
            <text:p>17.58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584">
            <text:p>17.58</text:p>
          </table:table-cell>
          <table:table-cell office:value-type="string">
            <text:p>BULK_OR_INTERRUPT_TRANSFER</text:p>
          </table:table-cell>
          <table:table-cell table:style-name="ce1" office:value-type="float" office:value="1">
            <text:p>1.00E+0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584">
            <text:p>17.58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593">
            <text:p>17.59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593">
            <text:p>17.59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01">
            <text:p>17.6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01">
            <text:p>17.6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09">
            <text:p>17.61</text:p>
          </table:table-cell>
          <table:table-cell office:value-type="string">
            <text:p>BULK_OR_INTERRUPT_TRANSFER</text:p>
          </table:table-cell>
          <table:table-cell office:value-type="string">
            <text:p>1a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09">
            <text:p>17.61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16">
            <text:p>17.62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16">
            <text:p>17.6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24">
            <text:p>17.62</text:p>
          </table:table-cell>
          <table:table-cell office:value-type="string">
            <text:p>BULK_OR_INTERRUPT_TRANSFER</text:p>
          </table:table-cell>
          <table:table-cell office:value-type="string">
            <text:p>00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24">
            <text:p>17.6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33">
            <text:p>17.63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33">
            <text:p>17.63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41">
            <text:p>17.64</text:p>
          </table:table-cell>
          <table:table-cell office:value-type="string">
            <text:p>BULK_OR_INTERRUPT_TRANSFER</text:p>
          </table:table-cell>
          <table:table-cell office:value-type="string">
            <text:p>25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41">
            <text:p>17.64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49">
            <text:p>17.65</text:p>
          </table:table-cell>
          <table:table-cell office:value-type="string">
            <text:p>BULK_OR_INTERRUPT_TRANSFER</text:p>
          </table:table-cell>
          <table:table-cell office:value-type="string">
            <text:p>00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49">
            <text:p>17.65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56">
            <text:p>17.66</text:p>
          </table:table-cell>
          <table:table-cell office:value-type="string">
            <text:p>BULK_OR_INTERRUPT_TRANSFER</text:p>
          </table:table-cell>
          <table:table-cell office:value-type="string">
            <text:p>5b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56">
            <text:p>17.66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64">
            <text:p>17.66</text:p>
          </table:table-cell>
          <table:table-cell office:value-type="string">
            <text:p>BULK_OR_INTERRUPT_TRANSFER</text:p>
          </table:table-cell>
          <table:table-cell office:value-type="string">
            <text:p>06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64">
            <text:p>17.66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72">
            <text:p>17.67</text:p>
          </table:table-cell>
          <table:table-cell office:value-type="string">
            <text:p>BULK_OR_INTERRUPT_TRANSFER</text:p>
          </table:table-cell>
          <table:table-cell office:value-type="string">
            <text:p>b9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73">
            <text:p>17.67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81">
            <text:p>17.68</text:p>
          </table:table-cell>
          <table:table-cell office:value-type="string">
            <text:p>BULK_OR_INTERRUPT_TRANSFER</text:p>
          </table:table-cell>
          <table:table-cell office:value-type="string">
            <text:p>e2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81">
            <text:p>17.68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89">
            <text:p>17.69</text:p>
          </table:table-cell>
          <table:table-cell office:value-type="string">
            <text:p>BULK_OR_INTERRUPT_TRANSFER</text:p>
          </table:table-cell>
          <table:table-cell office:value-type="string">
            <text:p>74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89">
            <text:p>17.69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696">
            <text:p>17.7</text:p>
          </table:table-cell>
          <table:table-cell office:value-type="string">
            <text:p>BULK_OR_INTERRUPT_TRANSFER</text:p>
          </table:table-cell>
          <table:table-cell office:value-type="string">
            <text:p>6f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696">
            <text:p>17.7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704">
            <text:p>17.7</text:p>
          </table:table-cell>
          <table:table-cell office:value-type="string">
            <text:p>BULK_OR_INTERRUPT_TRANSFER</text:p>
          </table:table-cell>
          <table:table-cell office:value-type="string">
            <text:p>6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704">
            <text:p>17.7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712">
            <text:p>17.71</text:p>
          </table:table-cell>
          <table:table-cell office:value-type="string">
            <text:p>BULK_OR_INTERRUPT_TRANSFER</text:p>
          </table:table-cell>
          <table:table-cell office:value-type="string">
            <text:p>73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712">
            <text:p>17.71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721">
            <text:p>17.72</text:p>
          </table:table-cell>
          <table:table-cell office:value-type="string">
            <text:p>BULK_OR_INTERRUPT_TRANSFER</text:p>
          </table:table-cell>
          <table:table-cell office:value-type="string">
            <text:p>74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721">
            <text:p>17.7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729">
            <text:p>17.73</text:p>
          </table:table-cell>
          <table:table-cell office:value-type="string">
            <text:p>BULK_OR_INTERRUPT_TRANSFER</text:p>
          </table:table-cell>
          <table:table-cell office:value-type="string">
            <text:p>63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729">
            <text:p>17.73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737">
            <text:p>17.74</text:p>
          </table:table-cell>
          <table:table-cell office:value-type="string">
            <text:p>BULK_OR_INTERRUPT_TRANSFER</text:p>
          </table:table-cell>
          <table:table-cell office:value-type="string">
            <text:p>32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737">
            <text:p>17.74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744">
            <text:p>17.74</text:p>
          </table:table-cell>
          <table:table-cell office:value-type="string">
            <text:p>BULK_OR_INTERRUPT_TRANSFER</text:p>
          </table:table-cell>
          <table:table-cell office:value-type="string">
            <text:p>63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744">
            <text:p>17.74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752">
            <text:p>17.75</text:p>
          </table:table-cell>
          <table:table-cell office:value-type="string">
            <text:p>BULK_OR_INTERRUPT_TRANSFER</text:p>
          </table:table-cell>
          <table:table-cell office:value-type="string">
            <text:p>00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752">
            <text:p>17.75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 table:number-rows-repeated="13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809">
            <text:p>17.81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817">
            <text:p>17.82</text:p>
          </table:table-cell>
          <table:table-cell office:value-type="string">
            <text:p>BULK_OR_INTERRUPT_TRANSFER</text:p>
          </table:table-cell>
          <table:table-cell office:value-type="string">
            <text:p>00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817">
            <text:p>17.8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7.824">
            <text:p>17.82</text:p>
          </table:table-cell>
          <table:table-cell office:value-type="string">
            <text:p>BULK_OR_INTERRUPT_TRANSFER</text:p>
          </table:table-cell>
          <table:table-cell office:value-type="string">
            <text:p>6d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7.824">
            <text:p>17.8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22">
            <text:p>18.02</text:p>
          </table:table-cell>
          <table:table-cell office:value-type="string">
            <text:p>CLASS_INTERFACE</text:p>
          </table:table-cell>
          <table:table-cell office:value-type="string">
            <text:p>00 fa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26">
            <text:p>18.03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26">
            <text:p>18.03</text:p>
          </table:table-cell>
          <table:table-cell office:value-type="string">
            <text:p>CLASS_INTERFACE</text:p>
          </table:table-cell>
          <table:table-cell office:value-type="string">
            <text:p>01 fb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29">
            <text:p>18.03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29">
            <text:p>18.03</text:p>
          </table:table-cell>
          <table:table-cell office:value-type="string">
            <text:p>CLASS_INTERFACE</text:p>
          </table:table-cell>
          <table:table-cell office:value-type="string">
            <text:p>02 1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33">
            <text:p>18.03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33">
            <text:p>18.03</text:p>
          </table:table-cell>
          <table:table-cell office:value-type="string">
            <text:p>CLASS_INTERFACE</text:p>
          </table:table-cell>
          <table:table-cell office:value-type="string">
            <text:p>03 0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37">
            <text:p>18.04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37">
            <text:p>18.04</text:p>
          </table:table-cell>
          <table:table-cell office:value-type="string">
            <text:p>CLASS_INTERFACE</text:p>
          </table:table-cell>
          <table:table-cell office:value-type="string">
            <text:p>04 0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41">
            <text:p>18.04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41">
            <text:p>18.04</text:p>
          </table:table-cell>
          <table:table-cell office:value-type="string">
            <text:p>CLASS_INTERFACE</text:p>
          </table:table-cell>
          <table:table-cell office:value-type="string">
            <text:p>05 0e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45">
            <text:p>18.05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45">
            <text:p>18.05</text:p>
          </table:table-cell>
          <table:table-cell office:value-type="string">
            <text:p>CLASS_INTERFACE</text:p>
          </table:table-cell>
          <table:table-cell office:value-type="string">
            <text:p>06 0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5">
            <text:p>18.05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5">
            <text:p>18.05</text:p>
          </table:table-cell>
          <table:table-cell office:value-type="string">
            <text:p>CLASS_INTERFACE</text:p>
          </table:table-cell>
          <table:table-cell office:value-type="string">
            <text:p>07 0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54">
            <text:p>18.05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54">
            <text:p>18.05</text:p>
          </table:table-cell>
          <table:table-cell office:value-type="string">
            <text:p>CLASS_INTERFACE</text:p>
          </table:table-cell>
          <table:table-cell office:value-type="string">
            <text:p>08 01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58">
            <text:p>18.06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58">
            <text:p>18.06</text:p>
          </table:table-cell>
          <table:table-cell office:value-type="string">
            <text:p>CLASS_INTERFACE</text:p>
          </table:table-cell>
          <table:table-cell office:value-type="string">
            <text:p>09 25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62">
            <text:p>18.06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62">
            <text:p>18.06</text:p>
          </table:table-cell>
          <table:table-cell office:value-type="string">
            <text:p>CLASS_INTERFACE</text:p>
          </table:table-cell>
          <table:table-cell office:value-type="string">
            <text:p>0a 01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66">
            <text:p>18.07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66">
            <text:p>18.07</text:p>
          </table:table-cell>
          <table:table-cell office:value-type="string">
            <text:p>CLASS_INTERFACE</text:p>
          </table:table-cell>
          <table:table-cell office:value-type="string">
            <text:p>0b 1c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7">
            <text:p>18.07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7">
            <text:p>18.07</text:p>
          </table:table-cell>
          <table:table-cell office:value-type="string">
            <text:p>CLASS_INTERFACE</text:p>
          </table:table-cell>
          <table:table-cell office:value-type="string">
            <text:p>0c 2e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73">
            <text:p>18.07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73">
            <text:p>18.07</text:p>
          </table:table-cell>
          <table:table-cell office:value-type="string">
            <text:p>CLASS_INTERFACE</text:p>
          </table:table-cell>
          <table:table-cell office:value-type="string">
            <text:p>0d 0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77">
            <text:p>18.08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77">
            <text:p>18.08</text:p>
          </table:table-cell>
          <table:table-cell office:value-type="string">
            <text:p>CLASS_INTERFACE</text:p>
          </table:table-cell>
          <table:table-cell table:style-name="ce1" office:value-type="float" office:value="0">
            <text:p>0.00E+00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81">
            <text:p>18.08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81">
            <text:p>18.08</text:p>
          </table:table-cell>
          <table:table-cell office:value-type="string">
            <text:p>CLASS_INTERFACE</text:p>
          </table:table-cell>
          <table:table-cell office:value-type="string">
            <text:p>0f 0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85">
            <text:p>18.09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85">
            <text:p>18.09</text:p>
          </table:table-cell>
          <table:table-cell office:value-type="string">
            <text:p>CLASS_INTERFACE</text:p>
          </table:table-cell>
          <table:table-cell office:value-type="string">
            <text:p>10 5b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9">
            <text:p>18.09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9">
            <text:p>18.09</text:p>
          </table:table-cell>
          <table:table-cell office:value-type="string">
            <text:p>CLASS_INTERFACE</text:p>
          </table:table-cell>
          <table:table-cell office:value-type="string">
            <text:p>11 06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94">
            <text:p>18.09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94">
            <text:p>18.09</text:p>
          </table:table-cell>
          <table:table-cell office:value-type="string">
            <text:p>CLASS_INTERFACE</text:p>
          </table:table-cell>
          <table:table-cell office:value-type="string">
            <text:p>12 b9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098">
            <text:p>18.1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098">
            <text:p>18.1</text:p>
          </table:table-cell>
          <table:table-cell office:value-type="string">
            <text:p>CLASS_INTERFACE</text:p>
          </table:table-cell>
          <table:table-cell table:style-name="ce1" office:value-type="float" office:value="1300">
            <text:p>1.30E+00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102">
            <text:p>18.1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18.102">
            <text:p>18.1</text:p>
          </table:table-cell>
          <table:table-cell office:value-type="string">
            <text:p>CLASS_INTERFACE</text:p>
          </table:table-cell>
          <table:table-cell office:value-type="string">
            <text:p>14 91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18.106">
            <text:p>18.11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8.128">
            <text:p>18.13</text:p>
          </table:table-cell>
          <table:table-cell office:value-type="string">
            <text:p>BULK_OR_INTERRUPT_TRANSFER</text:p>
          </table:table-cell>
          <table:table-cell office:value-type="string">
            <text:p>00 01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8.128">
            <text:p>18.13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569">
            <text:p>19.57</text:p>
          </table:table-cell>
          <table:table-cell office:value-type="string">
            <text:p>BULK_OR_INTERRUPT_TRANSFER</text:p>
          </table:table-cell>
          <table:table-cell office:value-type="string">
            <text:p>fa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569">
            <text:p>19.57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576">
            <text:p>19.58</text:p>
          </table:table-cell>
          <table:table-cell office:value-type="string">
            <text:p>BULK_OR_INTERRUPT_TRANSFER</text:p>
          </table:table-cell>
          <table:table-cell office:value-type="string">
            <text:p>fb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576">
            <text:p>19.58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584">
            <text:p>19.58</text:p>
          </table:table-cell>
          <table:table-cell office:value-type="string">
            <text:p>BULK_OR_INTERRUPT_TRANSFER</text:p>
          </table:table-cell>
          <table:table-cell office:value-type="string">
            <text:p>0d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584">
            <text:p>19.58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593">
            <text:p>19.59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593">
            <text:p>19.59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01">
            <text:p>19.6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01">
            <text:p>19.6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09">
            <text:p>19.61</text:p>
          </table:table-cell>
          <table:table-cell office:value-type="string">
            <text:p>BULK_OR_INTERRUPT_TRANSFER</text:p>
          </table:table-cell>
          <table:table-cell office:value-type="string">
            <text:p>09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09">
            <text:p>19.61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16">
            <text:p>19.62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16">
            <text:p>19.6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24">
            <text:p>19.62</text:p>
          </table:table-cell>
          <table:table-cell office:value-type="string">
            <text:p>BULK_OR_INTERRUPT_TRANSFER</text:p>
          </table:table-cell>
          <table:table-cell office:value-type="string">
            <text:p>08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24">
            <text:p>19.62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33">
            <text:p>19.63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33">
            <text:p>19.63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41">
            <text:p>19.64</text:p>
          </table:table-cell>
          <table:table-cell office:value-type="string">
            <text:p>BULK_OR_INTERRUPT_TRANSFER</text:p>
          </table:table-cell>
          <table:table-cell office:value-type="string">
            <text:p>26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41">
            <text:p>19.64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49">
            <text:p>19.65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49">
            <text:p>19.65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56">
            <text:p>19.66</text:p>
          </table:table-cell>
          <table:table-cell office:value-type="string">
            <text:p>BULK_OR_INTERRUPT_TRANSFER</text:p>
          </table:table-cell>
          <table:table-cell office:value-type="string">
            <text:p>1c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56">
            <text:p>19.66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64">
            <text:p>19.66</text:p>
          </table:table-cell>
          <table:table-cell office:value-type="string">
            <text:p>BULK_OR_INTERRUPT_TRANSFER</text:p>
          </table:table-cell>
          <table:table-cell table:style-name="ce1" office:value-type="float" office:value="2">
            <text:p>2.00E+0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64">
            <text:p>19.66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73">
            <text:p>19.67</text:p>
          </table:table-cell>
          <table:table-cell office:value-type="string">
            <text:p>BULK_OR_INTERRUPT_TRANSFER</text:p>
          </table:table-cell>
          <table:table-cell office:value-type="string">
            <text:p>01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73">
            <text:p>19.67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81">
            <text:p>19.68</text:p>
          </table:table-cell>
          <table:table-cell office:value-type="string">
            <text:p>BULK_OR_INTERRUPT_TRANSFER</text:p>
          </table:table-cell>
          <table:table-cell office:value-type="string">
            <text:p>00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81">
            <text:p>19.68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19.689">
            <text:p>19.69</text:p>
          </table:table-cell>
          <table:table-cell office:value-type="string">
            <text:p>BULK_OR_INTERRUPT_TRANSFER</text:p>
          </table:table-cell>
          <table:table-cell office:value-type="string">
            <text:p>94 00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19.689">
            <text:p>19.69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086">
            <text:p>20.09</text:p>
          </table:table-cell>
          <table:table-cell office:value-type="string">
            <text:p>CLASS_INTERFACE</text:p>
          </table:table-cell>
          <table:table-cell office:value-type="string">
            <text:p>00 fa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091">
            <text:p>20.09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091">
            <text:p>20.09</text:p>
          </table:table-cell>
          <table:table-cell office:value-type="string">
            <text:p>CLASS_INTERFACE</text:p>
          </table:table-cell>
          <table:table-cell office:value-type="string">
            <text:p>01 fb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095">
            <text:p>20.1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095">
            <text:p>20.1</text:p>
          </table:table-cell>
          <table:table-cell office:value-type="string">
            <text:p>CLASS_INTERFACE</text:p>
          </table:table-cell>
          <table:table-cell office:value-type="string">
            <text:p>02 0f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099">
            <text:p>20.1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099">
            <text:p>20.1</text:p>
          </table:table-cell>
          <table:table-cell office:value-type="string">
            <text:p>CLASS_INTERFACE</text:p>
          </table:table-cell>
          <table:table-cell office:value-type="string">
            <text:p>03 0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03">
            <text:p>20.1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03">
            <text:p>20.1</text:p>
          </table:table-cell>
          <table:table-cell office:value-type="string">
            <text:p>CLASS_INTERFACE</text:p>
          </table:table-cell>
          <table:table-cell office:value-type="string">
            <text:p>04 0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07">
            <text:p>20.11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07">
            <text:p>20.11</text:p>
          </table:table-cell>
          <table:table-cell office:value-type="string">
            <text:p>CLASS_INTERFACE</text:p>
          </table:table-cell>
          <table:table-cell office:value-type="string">
            <text:p>05 0b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11">
            <text:p>20.11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11">
            <text:p>20.11</text:p>
          </table:table-cell>
          <table:table-cell office:value-type="string">
            <text:p>CLASS_INTERFACE</text:p>
          </table:table-cell>
          <table:table-cell office:value-type="string">
            <text:p>06 0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14">
            <text:p>20.11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14">
            <text:p>20.11</text:p>
          </table:table-cell>
          <table:table-cell office:value-type="string">
            <text:p>CLASS_INTERFACE</text:p>
          </table:table-cell>
          <table:table-cell office:value-type="string">
            <text:p>07 09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18">
            <text:p>20.12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18">
            <text:p>20.12</text:p>
          </table:table-cell>
          <table:table-cell office:value-type="string">
            <text:p>CLASS_INTERFACE</text:p>
          </table:table-cell>
          <table:table-cell office:value-type="string">
            <text:p>08 01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22">
            <text:p>20.12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22">
            <text:p>20.12</text:p>
          </table:table-cell>
          <table:table-cell office:value-type="string">
            <text:p>CLASS_INTERFACE</text:p>
          </table:table-cell>
          <table:table-cell office:value-type="string">
            <text:p>09 26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26">
            <text:p>20.13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26">
            <text:p>20.13</text:p>
          </table:table-cell>
          <table:table-cell office:value-type="string">
            <text:p>CLASS_INTERFACE</text:p>
          </table:table-cell>
          <table:table-cell office:value-type="string">
            <text:p>0a 01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31">
            <text:p>20.13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31">
            <text:p>20.13</text:p>
          </table:table-cell>
          <table:table-cell office:value-type="string">
            <text:p>CLASS_INTERFACE</text:p>
          </table:table-cell>
          <table:table-cell office:value-type="string">
            <text:p>0b 1c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35">
            <text:p>20.14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35">
            <text:p>20.14</text:p>
          </table:table-cell>
          <table:table-cell office:value-type="string">
            <text:p>CLASS_INTERFACE</text:p>
          </table:table-cell>
          <table:table-cell office:value-type="string">
            <text:p>0c 2e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39">
            <text:p>20.14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39">
            <text:p>20.14</text:p>
          </table:table-cell>
          <table:table-cell office:value-type="string">
            <text:p>CLASS_INTERFACE</text:p>
          </table:table-cell>
          <table:table-cell office:value-type="string">
            <text:p>0d 0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43">
            <text:p>20.14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43">
            <text:p>20.14</text:p>
          </table:table-cell>
          <table:table-cell office:value-type="string">
            <text:p>CLASS_INTERFACE</text:p>
          </table:table-cell>
          <table:table-cell table:style-name="ce1" office:value-type="float" office:value="0">
            <text:p>0.00E+00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47">
            <text:p>20.15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47">
            <text:p>20.15</text:p>
          </table:table-cell>
          <table:table-cell office:value-type="string">
            <text:p>CLASS_INTERFACE</text:p>
          </table:table-cell>
          <table:table-cell office:value-type="string">
            <text:p>0f 0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51">
            <text:p>20.15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51">
            <text:p>20.15</text:p>
          </table:table-cell>
          <table:table-cell office:value-type="string">
            <text:p>CLASS_INTERFACE</text:p>
          </table:table-cell>
          <table:table-cell office:value-type="string">
            <text:p>10 0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54">
            <text:p>20.15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out down</text:p>
          </table:table-cell>
          <table:table-cell office:value-type="string">
            <text:p>n/a</text:p>
          </table:table-cell>
          <table:table-cell office:value-type="float" office:value="20.154">
            <text:p>20.15</text:p>
          </table:table-cell>
          <table:table-cell office:value-type="string">
            <text:p>CLASS_INTERFACE</text:p>
          </table:table-cell>
          <table:table-cell office:value-type="string">
            <text:p>11 98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out up</text:p>
          </table:table-cell>
          <table:table-cell office:value-type="string">
            <text:p>n/a</text:p>
          </table:table-cell>
          <table:table-cell office:value-type="float" office:value="20.158">
            <text:p>20.16</text:p>
          </table:table-cell>
          <table:table-cell office:value-type="string">
            <text:p>CONTROL_TRANSFER</text:p>
          </table:table-cell>
          <table:table-cell office:value-type="string">
            <text:p>-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??? up</text:p>
          </table:table-cell>
          <table:table-cell office:value-type="string">
            <text:p>n/a</text:p>
          </table:table-cell>
          <table:table-cell office:value-type="float" office:value="20.193">
            <text:p>20.19</text:p>
          </table:table-cell>
          <table:table-cell office:value-type="string">
            <text:p>BULK_OR_INTERRUPT_TRANSFER</text:p>
          </table:table-cell>
          <table:table-cell office:value-type="string">
            <text:p>00 01</text:p>
          </table:table-cell>
          <table:table-cell office:value-type="string">
            <text:p>0x000000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??? down</text:p>
          </table:table-cell>
          <table:table-cell office:value-type="string">
            <text:p>n/a</text:p>
          </table:table-cell>
          <table:table-cell office:value-type="float" office:value="20.193">
            <text:p>20.19</text:p>
          </table:table-cell>
          <table:table-cell office:value-type="string">
            <text:p>BULK_OR_INTERRUPT_TRANSFER</text:p>
          </table:table-cell>
          <table:table-cell office:value-type="string">
            <text:p>-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5">11/15/2009</text:date>, <text:time>06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nter Davis</meta:initial-creator>
    <meta:creation-date>2009-10-23T18:59:49.42</meta:creation-date>
    <dc:date>2009-11-15T06:11:05.68</dc:date>
    <dc:creator>Hunter Davis</dc:creator>
    <meta:editing-duration>PT00H02M09S</meta:editing-duration>
    <meta:editing-cycles>2</meta:editing-cycles>
    <meta:generator>OpenOffice.org/3.1$Win32 OpenOffice.org_project/310m19$Build-9420</meta:generator>
    <meta:document-statistic meta:table-count="3" meta:cell-count="1832" meta:object-count="0"/>
  </office:meta>
</office:document-meta>
</file>